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fo:min-height="13.609cm"/>
    </style:style>
    <style:style style:name="pr5" style:family="presentation" style:parent-style-name="Default-title">
      <style:graphic-properties draw:auto-grow-height="true" fo:min-height="2.54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subtitle">
      <style:graphic-properties draw:fill-color="#ffffff" fo:min-height="10.201cm"/>
    </style:style>
    <style:style style:name="pr8" style:family="presentation" style:parent-style-name="Default-subtitle">
      <style:graphic-properties draw:fill-color="#ffffff" fo:min-height="8.931cm"/>
    </style:style>
    <style:style style:name="pr9" style:family="presentation" style:parent-style-name="Default-title">
      <style:graphic-properties draw:auto-grow-height="true" fo:min-height="3.507cm"/>
    </style:style>
    <style:style style:name="pr10" style:family="presentation" style:parent-style-name="Default-subtitle">
      <style:graphic-properties draw:fill-color="#ffffff" fo:min-height="6.04cm"/>
    </style:style>
    <style:style style:name="pr11" style:family="presentation" style:parent-style-name="Default-subtitle">
      <style:graphic-properties draw:fill-color="#ffffff" fo:min-height="11.722cm"/>
    </style:style>
    <style:style style:name="pr12" style:family="presentation" style:parent-style-name="Default-title">
      <style:graphic-properties draw:auto-grow-height="true" fo:min-height="1.905cm"/>
    </style:style>
    <style:style style:name="P1" style:family="paragraph">
      <style:paragraph-properties fo:text-align="start"/>
      <style:text-properties fo:font-family="'LM Mono 12'" fo:font-size="24pt" style:font-size-asian="24pt" style:font-size-complex="24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color="#b84700" fo:font-size="36pt" style:font-size-asian="36pt" style:font-size-complex="36pt"/>
    </style:style>
    <style:style style:name="P4" style:family="paragraph">
      <style:paragraph-properties fo:text-align="start"/>
      <style:text-properties fo:font-family="LMMono12"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family="LMMono12" fo:font-size="24pt" style:font-size-asian="24pt" style:font-size-complex="24pt"/>
    </style:style>
    <style:style style:name="P7" style:family="paragraph">
      <style:paragraph-properties fo:text-align="start"/>
      <style:text-properties fo:font-family="LMMono12"/>
    </style:style>
    <style:style style:name="P8" style:family="paragraph">
      <style:text-properties fo:font-family="Arial" style:font-family-generic="swiss" style:font-pitch="variable" fo:font-size="44pt" style:font-size-asian="44pt" style:font-size-complex="44pt"/>
    </style:style>
    <style:style style:name="P9" style:family="paragraph">
      <style:text-properties fo:color="#b84700" fo:font-family="Arial" style:font-family-generic="swiss" style:font-pitch="variable" fo:font-size="44pt" style:font-size-asian="44pt" style:font-size-complex="44pt"/>
    </style:style>
    <style:style style:name="P10" style:family="paragraph">
      <style:paragraph-properties fo:text-align="start"/>
      <style:text-properties fo:font-family="LMMono12" fo:font-size="36pt" style:font-size-asian="36pt" style:font-size-complex="36pt"/>
    </style:style>
    <style:style style:name="P11" style:family="paragraph">
      <style:paragraph-properties fo:text-align="start"/>
      <style:text-properties fo:font-family="LMMono12" fo:font-size="24pt"/>
    </style:style>
    <style:style style:name="P12" style:family="paragraph">
      <style:paragraph-properties fo:text-align="start"/>
      <style:text-properties fo:font-family="LMMono12" fo:font-size="26pt" style:font-size-asian="26pt" style:font-size-complex="26pt"/>
    </style:style>
    <style:style style:name="P13" style:family="paragraph">
      <style:paragraph-properties fo:text-align="start"/>
      <style:text-properties fo:font-family="LMMono12" fo:font-size="26pt" style:font-size-asian="26pt" style:font-size-complex="26pt"/>
    </style:style>
    <style:style style:name="P14" style:family="paragraph">
      <style:paragraph-properties fo:text-align="start"/>
      <style:text-properties fo:font-family="'Andale Mono'" style:font-pitch="fixed" fo:font-size="24pt" style:font-size-asian="24pt" style:font-size-complex="24pt"/>
    </style:style>
    <style:style style:name="P15" style:family="paragraph">
      <style:paragraph-properties fo:text-align="justify"/>
      <style:text-properties fo:font-family="Arial" style:font-family-generic="swiss" style:font-pitch="variable" fo:font-size="20pt" style:font-size-asian="20pt" style:font-size-complex="20pt"/>
    </style:style>
    <style:style style:name="P16" style:family="paragraph">
      <style:paragraph-properties fo:text-align="start"/>
      <style:text-properties fo:font-family="LMMono12" fo:font-size="22pt" style:font-size-asian="22pt" style:font-size-complex="22pt"/>
    </style:style>
    <style:style style:name="T1" style:family="text">
      <style:text-properties fo:font-family="'LM Mono 12'" fo:font-size="24pt" style:font-size-asian="24pt" style:font-size-complex="24pt"/>
    </style:style>
    <style:style style:name="T2" style:family="text">
      <style:text-properties fo:color="#b84700" fo:font-size="36pt" style:font-size-asian="36pt" style:font-size-complex="36pt"/>
    </style:style>
    <style:style style:name="T3" style:family="text">
      <style:text-properties fo:color="#b84700" fo:font-family="'Andale Mono'" style:font-pitch="fixed" fo:font-size="28pt" style:font-size-asian="28pt" style:font-size-complex="28pt"/>
    </style:style>
    <style:style style:name="T4" style:family="text">
      <style:text-properties fo:font-family="LMMono12" fo:font-size="28pt" style:font-size-asian="28pt" style:font-size-complex="28pt"/>
    </style:style>
    <style:style style:name="T5" style:family="text">
      <style:text-properties fo:color="#0000ff" fo:font-family="LMMono12" fo:font-size="28pt" style:font-size-asian="28pt" style:font-size-complex="28pt"/>
    </style:style>
    <style:style style:name="T6" style:family="text">
      <style:text-properties fo:font-family="LMMono12" fo:font-size="24pt" style:font-size-asian="24pt" style:font-size-complex="2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0000ff" fo:font-family="LMMono12"/>
    </style:style>
    <style:style style:name="T9" style:family="text">
      <style:text-properties fo:font-family="LMMono12"/>
    </style:style>
    <style:style style:name="T10" style:family="text">
      <style:text-properties fo:font-family="Arial" style:font-family-generic="swiss" style:font-pitch="variable" fo:font-size="44pt" style:font-size-asian="44pt" style:font-size-complex="44pt"/>
    </style:style>
    <style:style style:name="T11" style:family="text">
      <style:text-properties fo:color="#b84700" fo:font-family="Arial" style:font-family-generic="swiss" style:font-pitch="variable" fo:font-size="44pt" style:font-size-asian="44pt" style:font-size-complex="44pt"/>
    </style:style>
    <style:style style:name="T12" style:family="text">
      <style:text-properties fo:font-family="LMMono12" fo:font-size="36pt" style:font-size-asian="36pt" style:font-size-complex="36pt"/>
    </style:style>
    <style:style style:name="T13" style:family="text">
      <style:text-properties fo:color="#0000ff" fo:font-family="LMMono12" fo:font-size="36pt" style:font-size-asian="36pt" style:font-size-complex="36pt"/>
    </style:style>
    <style:style style:name="T14" style:family="text">
      <style:text-properties fo:color="#0000ff" fo:font-family="LMMono12" fo:font-size="24pt" style:font-size-asian="24pt" style:font-size-complex="24pt"/>
    </style:style>
    <style:style style:name="T15" style:family="text">
      <style:text-properties fo:font-family="LMMono12" fo:font-size="26pt" style:font-size-asian="26pt" style:font-size-complex="26pt"/>
    </style:style>
    <style:style style:name="T16" style:family="text">
      <style:text-properties fo:color="#0000ff" fo:font-family="LMMono12" fo:font-size="26pt" style:font-size-asian="26pt" style:font-size-complex="26pt"/>
    </style:style>
    <style:style style:name="T17" style:family="text">
      <style:text-properties fo:font-family="LMMono12" fo:font-size="26pt" style:font-size-asian="26pt" style:font-size-complex="26pt"/>
    </style:style>
    <style:style style:name="T18" style:family="text">
      <style:text-properties fo:color="#0000ff" fo:font-family="LMMono12" fo:font-size="26pt" style:font-size-asian="26pt" style:font-size-complex="26pt"/>
    </style:style>
    <style:style style:name="T19" style:family="text">
      <style:text-properties fo:font-family="Arial" style:font-family-generic="swiss" style:font-pitch="variable" fo:font-size="20pt" style:font-size-asian="20pt" style:font-size-complex="20pt"/>
    </style:style>
    <style:style style:name="T20" style:family="text">
      <style:text-properties fo:font-family="LMMono12" fo:font-size="22pt" style:font-size-asian="22pt" style:font-size-complex="22pt"/>
    </style:style>
    <style:style style:name="T21" style:family="text">
      <style:text-properties fo:color="#0000ff" fo:font-family="LMMono12"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family="LMMono12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Шаблоны классов и ООП</text:p>
          </draw:text-box>
        </draw:frame>
        <draw:frame presentation:style-name="pr2" draw:layer="layout" svg:width="25.199cm" svg:height="9.056cm" svg:x="1.471cm" svg:y="5.715cm" presentation:class="outline" presentation:user-transformed="true">
          <draw:text-box>
            <text:list text:style-name="L2">
              <text:list-item>
                <text:p>Шаблоны членов</text:p>
              </text:list-item>
              <text:list-item>
                <text:p>Шаблоны против инкапсуляции</text:p>
              </text:list-item>
              <text:list-item>
                <text:p>Шаблоны против наследования</text:p>
              </text:list-item>
              <text:list-item>
                <text:p>Шаблоны и виртуальные функции</text:p>
              </text:list-item>
              <text:list-item>
                <text:p>CRT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text-style-name="P1" draw:layer="layout" svg:width="25.199cm" svg:height="14.756cm" svg:x="1.471cm" svg:y="3.107cm" presentation:class="subtitle" presentation:user-transformed="true">
          <draw:text-box>
            <text:p text:style-name="P1"><text:span text:style-name="T1">class Data {</text:span></text:p>
            <text:p text:style-name="P1"><text:span text:style-name="T1">public:</text:span></text:p>
            <text:p text:style-name="P1"><text:span text:style-name="T1"><text:s text:c="2"/></text:span><text:span text:style-name="T1">template &lt;typename T&gt; T read() const;</text:span></text:p>
            <text:p text:style-name="P1"><text:span text:style-name="T1">};</text:span></text:p>
            <text:p text:style-name="P1"><text:span text:style-name="T1"/></text:p>
            <text:p text:style-name="P1"><text:span text:style-name="T1">template &lt;typename T&gt; <text:s/></text:span></text:p>
            <text:p text:style-name="P1"><text:span text:style-name="T1">class DataReader {</text:span></text:p>
            <text:p text:style-name="P1"><text:span text:style-name="T1"><text:s text:c="2"/></text:span><text:span text:style-name="T1">const T&amp; source_;</text:span></text:p>
            <text:p text:style-name="P1"><text:span text:style-name="T1">public:</text:span></text:p>
            <text:p text:style-name="P1"><text:span text:style-name="T1"><text:s text:c="2"/></text:span><text:span text:style-name="T1">DataReader(const T&amp; s) : source_ (s) {}</text:span></text:p>
            <text:p text:style-name="P1"><text:span text:style-name="T1"><text:s text:c="2"/></text:span><text:span text:style-name="T1">/* internally calls source_.</text:span><text:span text:style-name="T1">read() */</text:span></text:p>
            <text:p text:style-name="P1"><text:span text:style-name="T1"><text:s text:c="2"/></text:span><text:span text:style-name="T1">template &lt;typename R&gt; R read();</text:span></text:p>
            <text:p text:style-name="P1"><text:span text:style-name="T1">};</text:span></text:p>
          </draw:text-box>
        </draw:frame>
        <draw:frame presentation:style-name="pr5" draw:layer="layout" svg:width="25.199cm" svg:height="2.54cm" svg:x="1.271cm" svg:y="0.635cm" presentation:class="title" presentation:user-transformed="true">
          <draw:text-box>
            <text:p>Шаблоны членов</text:p>
          </draw:text-box>
        </draw:frame>
        <draw:frame presentation:style-name="pr5" draw:text-style-name="P3" draw:layer="layout" svg:width="26.035cm" svg:height="2.54cm" svg:x="0.635cm" svg:y="17.78cm" presentation:class="title" presentation:user-transformed="true">
          <draw:text-box>
            <text:p text:style-name="P2"><text:span text:style-name="T2">Как написать реализацию </text:span><text:span text:style-name="T3">DataReader::read</text:span><text:span text:style-name="T2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3.256cm" svg:x="1.4cm" svg:y="0.962cm" presentation:class="title">
          <draw:text-box>
            <text:p>Шаблоны членов</text:p>
          </draw:text-box>
        </draw:frame>
        <draw:frame presentation:style-name="pr7" draw:text-style-name="P4" draw:layer="layout" svg:width="25.199cm" svg:height="10.201cm" svg:x="1.4cm" svg:y="5.039cm" presentation:class="subtitle" presentation:user-transformed="true">
          <draw:text-box>
            <text:p text:style-name="P4"><text:span text:style-name="T4">template &lt;typename T&gt;</text:span></text:p>
            <text:p text:style-name="P4"><text:span text:style-name="T4"><text:s text:c="2"/></text:span><text:span text:style-name="T4">template &lt;typename R&gt; </text:span></text:p>
            <text:p text:style-name="P4"><text:span text:style-name="T4">R DataReader&lt;T&gt;::read()</text:span></text:p>
            <text:p text:style-name="P4"><text:span text:style-name="T4">{</text:span></text:p>
            <text:p text:style-name="P4"><text:span text:style-name="T4"><text:s text:c="2"/></text:span><text:span text:style-name="T4">R foo = source_.read&lt;R&gt;();</text:span></text:p>
            <text:p text:style-name="P4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layer="layout" svg:width="25.199cm" svg:height="3.256cm" svg:x="1.4cm" svg:y="0.962cm" presentation:class="title">
          <draw:text-box>
            <text:p>Шаблоны членов</text:p>
          </draw:text-box>
        </draw:frame>
        <draw:frame presentation:style-name="pr7" draw:text-style-name="P4" draw:layer="layout" svg:width="25.199cm" svg:height="10.201cm" svg:x="1.4cm" svg:y="5.039cm" presentation:class="subtitle" presentation:user-transformed="true">
          <draw:text-box>
            <text:p text:style-name="P4"><text:span text:style-name="T4">template &lt;typename T&gt;</text:span></text:p>
            <text:p text:style-name="P4"><text:span text:style-name="T4"><text:s text:c="2"/></text:span><text:span text:style-name="T4">template &lt;typename R&gt; </text:span></text:p>
            <text:p text:style-name="P4"><text:span text:style-name="T4">R DataReader&lt;T&gt;::read()</text:span></text:p>
            <text:p text:style-name="P4"><text:span text:style-name="T4">{</text:span></text:p>
            <text:p text:style-name="P4"><text:span text:style-name="T4"><text:s text:c="2"/></text:span><text:span text:style-name="T4">R foo = source_.</text:span><text:span text:style-name="T5">template</text:span><text:span text:style-name="T4"> read&lt;R&gt;();</text:span></text:p>
            <text:p text:style-name="P4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4" draw:text-style-name="P6" draw:layer="layout" svg:width="25.199cm" svg:height="13.621cm" svg:x="1.471cm" svg:y="3.82cm" presentation:class="subtitle" presentation:user-transformed="true">
          <draw:text-box>
            <text:p text:style-name="P6"><text:span text:style-name="T6">class Data {</text:span></text:p>
            <text:p text:style-name="P6"><text:span text:style-name="T6">public:</text:span></text:p>
            <text:p text:style-name="P6"><text:span text:style-name="T6"><text:s text:c="2"/></text:span><text:span text:style-name="T6">template &lt;typename T&gt; T read() const;</text:span></text:p>
            <text:p text:style-name="P6"><text:span text:style-name="T6">};</text:span></text:p>
            <text:p text:style-name="P6"><text:span text:style-name="T6">template &lt;typename T&gt; <text:s/></text:span></text:p>
            <text:p text:style-name="P6"><text:span text:style-name="T6">class DataReader {</text:span></text:p>
            <text:p text:style-name="P6"><text:span text:style-name="T6"><text:s text:c="2"/></text:span><text:span text:style-name="T6">const T&amp; source_;</text:span></text:p>
            <text:p text:style-name="P6"><text:span text:style-name="T6">public:</text:span></text:p>
            <text:p text:style-name="P6"><text:span text:style-name="T6"><text:s text:c="2"/></text:span><text:span text:style-name="T6">DataReader(const T&amp; s) : source_ (s) {}</text:span></text:p>
            <text:p text:style-name="P6"><text:span text:style-name="T6"><text:s text:c="2"/></text:span><text:span text:style-name="T6">/* internally calls source_.read() */</text:span></text:p>
            <text:p text:style-name="P6"><text:span text:style-name="T6"><text:s text:c="2"/></text:span><text:span text:style-name="T6">template &lt;typename R&gt; R read();</text:span></text:p>
            <text:p text:style-name="P6"><text:span text:style-name="T6">};</text:span></text:p>
          </draw:text-box>
        </draw:frame>
        <draw:frame presentation:style-name="pr5" draw:layer="layout" svg:width="25.199cm" svg:height="2.54cm" svg:x="1.271cm" svg:y="0.635cm" presentation:class="title" presentation:user-transformed="true">
          <draw:text-box>
            <text:p>Специализация членов</text:p>
          </draw:text-box>
        </draw:frame>
        <draw:frame presentation:style-name="pr5" draw:text-style-name="P3" draw:layer="layout" svg:width="26.035cm" svg:height="2.845cm" svg:x="0.635cm" svg:y="17.628cm" presentation:class="title" presentation:user-transformed="true">
          <draw:text-box>
            <text:p text:style-name="P2"><text:span text:style-name="T2">Теперь как написать специализацию </text:span><text:span text:style-name="T3">DataReader::read&lt;std::string&gt;</text:span><text:span text:style-name="T2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4" draw:text-style-name="P6" draw:layer="layout" svg:width="25.199cm" svg:height="13.621cm" svg:x="1.471cm" svg:y="3.803cm" presentation:class="subtitle" presentation:user-transformed="true">
          <draw:text-box>
            <text:p text:style-name="P6"><text:span text:style-name="T6">template &lt;typename R&gt;</text:span></text:p>
            <text:p text:style-name="P6"><text:span text:style-name="T6">R read() const {</text:span></text:p>
            <text:p text:style-name="P6"><text:span text:style-name="T6"><text:s text:c="2"/></text:span><text:span text:style-name="T6">R foo = source_.template read&lt;R&gt;();</text:span></text:p>
            <text:p text:style-name="P6"><text:span text:style-name="T6"><text:s text:c="2"/></text:span><text:span text:style-name="T6">/* ... processing here ... */</text:span></text:p>
            <text:p text:style-name="P6"><text:span text:style-name="T6"><text:s text:c="2"/></text:span><text:span text:style-name="T6">return foo;</text:span></text:p>
            <text:p text:style-name="P6"><text:span text:style-name="T6">}</text:span></text:p>
            <text:p text:style-name="P6"><text:span text:style-name="T6"/></text:p>
            <text:p text:style-name="P6"><text:span text:style-name="T6">template &lt;&gt;</text:span></text:p>
            <text:p text:style-name="P6"><text:span text:style-name="T6">std::string read() const {</text:span></text:p>
            <text:p text:style-name="P6"><text:span text:style-name="T6"><text:s text:c="2"/></text:span><text:span text:style-name="T6">std::string foo = "";</text:span></text:p>
            <text:p text:style-name="P6"><text:span text:style-name="T6"><text:s text:c="2"/></text:span><text:span text:style-name="T6">return foo;</text:span></text:p>
            <text:p text:style-name="P6"><text:span text:style-name="T6">}</text:span></text:p>
          </draw:text-box>
        </draw:frame>
        <draw:frame presentation:style-name="pr5" draw:text-style-name="P2" draw:layer="layout" svg:width="25.199cm" svg:height="2.54cm" svg:x="1.271cm" svg:y="0.635cm" presentation:class="title" presentation:user-transformed="true">
          <draw:text-box>
            <text:p text:style-name="P2"><text:span text:style-name="T7">Специализация членов: первая попытка</text:span></text:p>
          </draw:text-box>
        </draw:frame>
        <draw:frame presentation:style-name="pr5" draw:text-style-name="P3" draw:layer="layout" svg:width="26.035cm" svg:height="2.54cm" svg:x="0.635cm" svg:y="17.78cm" presentation:class="title" presentation:user-transformed="true">
          <draw:text-box>
            <text:p text:style-name="P2"><text:span text:style-name="T3">error: explicit specialization in non-namespace scope ‘class DataReader&lt;T&gt;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4" draw:text-style-name="P6" draw:layer="layout" svg:width="25.199cm" svg:height="13.609cm" svg:x="1.471cm" svg:y="3.81cm" presentation:class="subtitle" presentation:user-transformed="true">
          <draw:text-box>
            <text:p text:style-name="P6"><text:span text:style-name="T6">template &lt;typename T&gt;</text:span></text:p>
            <text:p text:style-name="P6"><text:span text:style-name="T6">template &lt;&gt;</text:span></text:p>
            <text:p text:style-name="P6"><text:span text:style-name="T6">std::string DataReader&lt;T&gt;::read() const</text:span></text:p>
            <text:p text:style-name="P6"><text:span text:style-name="T6">{</text:span></text:p>
            <text:p text:style-name="P6"><text:span text:style-name="T6"><text:s text:c="2"/></text:span><text:span text:style-name="T6">std::string foo = "";</text:span></text:p>
            <text:p text:style-name="P6"><text:span text:style-name="T6"><text:s text:c="2"/></text:span><text:span text:style-name="T6">return foo;</text:span></text:p>
            <text:p text:style-name="P6"><text:span text:style-name="T6">}</text:span></text:p>
          </draw:text-box>
        </draw:frame>
        <draw:frame presentation:style-name="pr5" draw:text-style-name="P2" draw:layer="layout" svg:width="25.199cm" svg:height="2.54cm" svg:x="1.271cm" svg:y="0.635cm" presentation:class="title" presentation:user-transformed="true">
          <draw:text-box>
            <text:p text:style-name="P2"><text:span text:style-name="T7">Специализация членов: вторая попытка</text:span></text:p>
          </draw:text-box>
        </draw:frame>
        <draw:frame presentation:style-name="pr5" draw:text-style-name="P3" draw:layer="layout" svg:width="26.035cm" svg:height="2.54cm" svg:x="0.635cm" svg:y="17.78cm" presentation:class="title" presentation:user-transformed="true">
          <draw:text-box>
            <text:p text:style-name="P2"><text:span text:style-name="T3">error: enclosing class templates are not explicitly specializ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4" draw:text-style-name="P6" draw:layer="layout" svg:width="25.199cm" svg:height="13.609cm" svg:x="1.471cm" svg:y="3.81cm" presentation:class="subtitle" presentation:user-transformed="true">
          <draw:text-box>
            <text:p text:style-name="P7"><text:span text:style-name="T8">template &lt;&gt; template &lt;&gt;</text:span><text:span text:style-name="T9"> std::string </text:span></text:p>
            <text:p text:style-name="P7"><text:span text:style-name="T9">DataReader&lt;Data&gt;::read() const</text:span></text:p>
            <text:p text:style-name="P7"><text:span text:style-name="T9">{</text:span></text:p>
            <text:p text:style-name="P7"><text:span text:style-name="T9"><text:s text:c="2"/></text:span><text:span text:style-name="T9">std::string foo = "";</text:span></text:p>
            <text:p text:style-name="P7"><text:span text:style-name="T9"><text:s text:c="2"/></text:span><text:span text:style-name="T9">return foo;</text:span></text:p>
            <text:p text:style-name="P7"><text:span text:style-name="T9">}</text:span></text:p>
          </draw:text-box>
        </draw:frame>
        <draw:frame presentation:style-name="pr5" draw:text-style-name="P8" draw:layer="layout" svg:width="25.199cm" svg:height="2.54cm" svg:x="1.471cm" svg:y="0.635cm" presentation:class="title" presentation:user-transformed="true">
          <draw:text-box>
            <text:p text:style-name="P8"><text:span text:style-name="T10">Специализация членов: успех</text:span></text:p>
          </draw:text-box>
        </draw:frame>
        <draw:frame presentation:style-name="pr5" draw:text-style-name="P9" draw:layer="layout" svg:width="26.035cm" svg:height="2.54cm" svg:x="0.635cm" svg:y="16.51cm" presentation:class="title" presentation:user-transformed="true">
          <draw:text-box>
            <text:p text:style-name="P8"><text:span text:style-name="T11">This looks so C+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1" draw:layer="layout" svg:width="25.199cm" svg:height="3.256cm" svg:x="1.471cm" svg:y="0.554cm" presentation:class="title" presentation:user-transformed="true">
          <draw:text-box>
            <text:p>Шаблоны членов: задача</text:p>
          </draw:text-box>
        </draw:frame>
        <draw:frame presentation:style-name="pr8" draw:text-style-name="P6" draw:layer="layout" svg:width="25.199cm" svg:height="15.891cm" svg:x="1.471cm" svg:y="3.64cm" presentation:class="subtitle" presentation:user-transformed="true">
          <draw:text-box>
            <text:p text:style-name="P6"><text:span text:style-name="T6">template &lt;typename T1, typename T2&gt;</text:span></text:p>
            <text:p text:style-name="P6"><text:span text:style-name="T6">class A {</text:span></text:p>
            <text:p text:style-name="P6"><text:span text:style-name="T6">public:</text:span></text:p>
            <text:p text:style-name="P6"><text:span text:style-name="T6"><text:s text:c="2"/></text:span><text:span text:style-name="T6">void func(void);</text:span></text:p>
            <text:p text:style-name="P6"><text:span text:style-name="T6"><text:s text:c="2"/></text:span><text:span text:style-name="T6">/* .... */</text:span></text:p>
            <text:p text:style-name="P6"><text:span text:style-name="T6">};</text:span></text:p>
            <text:p text:style-name="P6"><text:span text:style-name="T6"/></text:p>
            <text:p text:style-name="P6"><text:span text:style-name="T6">A &lt;int, double&gt; a;</text:span></text:p>
            <text:p text:style-name="P6"><text:span text:style-name="T6">A &lt;float, double&gt; b;</text:span></text:p>
            <text:p text:style-name="P6"><text:span text:style-name="T6"/></text:p>
            <text:p text:style-name="P6"><text:span text:style-name="T6">a.func(); /* for int */</text:span></text:p>
            <text:p text:style-name="P6"><text:span text:style-name="T6">b.func(); /* forall */</text:span></text:p>
            <text:p text:style-name="P6"><text:span text:style-name="T6">a.bar(); /* forall */</text:span></text:p>
            <text:p text:style-name="P6"><text:span text:style-name="T6">b.bar(); /* forall *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1" draw:layer="layout" svg:width="25.199cm" svg:height="3.256cm" svg:x="1.4cm" svg:y="0.962cm" presentation:class="title">
          <draw:text-box>
            <text:p>Шаблоны членов: первая попытка</text:p>
          </draw:text-box>
        </draw:frame>
        <draw:frame presentation:style-name="pr8" draw:text-style-name="P6" draw:layer="layout" svg:width="25.199cm" svg:height="13.621cm" svg:x="1.471cm" svg:y="4.774cm" presentation:class="subtitle" presentation:user-transformed="true">
          <draw:text-box>
            <text:p text:style-name="P6"><text:span text:style-name="T6">template &lt;typename T1, typename T2&gt;</text:span></text:p>
            <text:p text:style-name="P6"><text:span text:style-name="T6">class A {</text:span></text:p>
            <text:p text:style-name="P6"><text:span text:style-name="T6">public:</text:span></text:p>
            <text:p text:style-name="P6"><text:span text:style-name="T6"><text:s text:c="2"/></text:span><text:span text:style-name="T6">void func(void) { </text:span></text:p>
            <text:p text:style-name="P6"><text:span text:style-name="T6"><text:s text:c="4"/></text:span><text:span text:style-name="T6">T1 dummy; internal_func (dummy); </text:span></text:p>
            <text:p text:style-name="P6"><text:span text:style-name="T6"><text:s text:c="2"/></text:span><text:span text:style-name="T6">}</text:span></text:p>
            <text:p text:style-name="P6"><text:span text:style-name="T6"/></text:p>
            <text:p text:style-name="P6"><text:span text:style-name="T6">private:</text:span></text:p>
            <text:p text:style-name="P6"><text:span text:style-name="T6"><text:s text:c="2"/></text:span><text:span text:style-name="T6">template&lt; class V &gt;</text:span></text:p>
            <text:p text:style-name="P6"><text:span text:style-name="T6"><text:s text:c="2"/></text:span><text:span text:style-name="T6">void internal_func (V) { printf ("all\n"); }</text:span></text:p>
            <text:p text:style-name="P6"><text:span text:style-name="T6"><text:s text:c="2"/></text:span><text:span text:style-name="T6">void internal_func (int) { printf ("int\n"); }</text:span></text:p>
            <text:p text:style-name="P6"><text:span text:style-name="T6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9" draw:layer="layout" svg:width="25.199cm" svg:height="3.507cm" svg:x="1.4cm" svg:y="0.837cm" presentation:class="title">
          <draw:text-box>
            <text:p>Шаблоны членов: переходник</text:p>
          </draw:text-box>
        </draw:frame>
        <draw:frame presentation:style-name="pr2" draw:layer="layout" svg:width="25.199cm" svg:height="5.881cm" svg:x="1.27cm" svg:y="12.7cm" presentation:class="outline" presentation:user-transformed="true">
          <draw:text-box>
            <text:list text:style-name="L2">
              <text:list-item>
                <text:p>Минимальный размер</text:p>
              </text:list-item>
              <text:list-item>
                <text:p>Прозрачность</text:p>
              </text:list-item>
              <text:list-item>
                <text:p>Использование номинативной типизации</text:p>
              </text:list-item>
            </text:list>
          </draw:text-box>
        </draw:frame>
        <draw:frame presentation:style-name="pr10" draw:text-style-name="P10" draw:layer="layout" svg:width="25.199cm" svg:height="6.773cm" svg:x="1.471cm" svg:y="4.714cm">
          <draw:text-box>
            <text:p text:style-name="P10"><text:span text:style-name="T12">template &lt;typename T&gt;</text:span></text:p>
            <text:p text:style-name="P10"><text:span text:style-name="T12">struct Type2Type {</text:span></text:p>
            <text:p text:style-name="P10"><text:span text:style-name="T12"><text:s text:c="2"/></text:span><text:span text:style-name="T13">typedef</text:span><text:span text:style-name="T12"> T OriginalType;</text:span></text:p>
            <text:p text:style-name="P10"><text:span text:style-name="T12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1" draw:layer="layout" svg:width="25.199cm" svg:height="3.256cm" svg:x="1.4cm" svg:y="0.962cm" presentation:class="title">
          <draw:text-box>
            <text:p>Шаблоны членов: вторая попытка</text:p>
          </draw:text-box>
        </draw:frame>
        <draw:frame presentation:style-name="pr8" draw:text-style-name="P6" draw:layer="layout" svg:width="25.199cm" svg:height="14.756cm" svg:x="1.471cm" svg:y="4.206cm" presentation:class="subtitle" presentation:user-transformed="true">
          <draw:text-box>
            <text:p text:style-name="P6"><text:span text:style-name="T6">template &lt;typename T1, typename T2&gt;</text:span></text:p>
            <text:p text:style-name="P6"><text:span text:style-name="T6">class A</text:span></text:p>
            <text:p text:style-name="P6"><text:span text:style-name="T6">{</text:span></text:p>
            <text:p text:style-name="P6"><text:span text:style-name="T6">public:</text:span></text:p>
            <text:p text:style-name="P6"><text:span text:style-name="T6"><text:s text:c="2"/></text:span><text:span text:style-name="T6">void func(void) </text:span></text:p>
            <text:p text:style-name="P6"><text:span text:style-name="T6"><text:s text:c="4"/></text:span><text:span text:style-name="T6">{ internal_func (Type2Type&lt;T1&gt;()); }</text:span></text:p>
            <text:p text:style-name="P6"><text:span text:style-name="T6">private:</text:span></text:p>
            <text:p text:style-name="P6"><text:span text:style-name="T6"><text:s text:c="2"/></text:span><text:span text:style-name="T6">template &lt;class V&gt;</text:span></text:p>
            <text:p text:style-name="P6"><text:span text:style-name="T6"><text:s text:c="2"/></text:span><text:span text:style-name="T6">void internal_func (Type2Type&lt;V&gt;)</text:span></text:p>
            <text:p text:style-name="P6"><text:span text:style-name="T6"><text:s text:c="4"/></text:span><text:span text:style-name="T6">{ printf ("forall\n"); }</text:span></text:p>
            <text:p text:style-name="P6"><text:span text:style-name="T6"><text:s text:c="2"/></text:span><text:span text:style-name="T6">void internal_func (Type2Type&lt;int&gt;)</text:span></text:p>
            <text:p text:style-name="P6"><text:span text:style-name="T6"><text:s text:c="4"/></text:span><text:span text:style-name="T6">{ printf ("forint\n"); }</text:span></text:p>
            <text:p text:style-name="P6"><text:span text:style-name="T6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1" draw:layer="layout" svg:width="25.199cm" svg:height="3.256cm" svg:x="1.4cm" svg:y="0.962cm" presentation:class="title">
          <draw:text-box>
            <text:p>Шаблоны против инкапсуляции</text:p>
          </draw:text-box>
        </draw:frame>
        <draw:frame presentation:style-name="pr10" draw:text-style-name="P6" draw:layer="layout" svg:width="25.199cm" svg:height="11.351cm" svg:x="1.471cm" svg:y="4.799cm">
          <draw:text-box>
            <text:p text:style-name="P6"><text:span text:style-name="T6">class X {</text:span></text:p>
            <text:p text:style-name="P6"><text:span text:style-name="T6"><text:s text:c="2"/></text:span><text:span text:style-name="T14">int private_;</text:span><text:span text:style-name="T6"> <text:s/></text:span></text:p>
            <text:p text:style-name="P6"><text:span text:style-name="T6">public:</text:span></text:p>
            <text:p text:style-name="P6"><text:span text:style-name="T6"><text:s text:c="2"/></text:span><text:span text:style-name="T6">X() : private_(1) {}</text:span></text:p>
            <text:p text:style-name="P6"><text:span text:style-name="T6"><text:s text:c="2"/></text:span><text:span text:style-name="T6">template &lt;typename T&gt; void f(const T&amp; t) </text:span></text:p>
            <text:p text:style-name="P6"><text:span text:style-name="T6"><text:s text:c="4"/></text:span><text:span text:style-name="T6">{ /* ... */ }</text:span></text:p>
            <text:p text:style-name="P6"><text:span text:style-name="T6"/></text:p>
            <text:p text:style-name="P6"><text:span text:style-name="T6"><text:s text:c="2"/></text:span><text:span text:style-name="T6">int value(void) const </text:span></text:p>
            <text:p text:style-name="P6"><text:span text:style-name="T6"><text:s text:c="4"/></text:span><text:span text:style-name="T6">{ return private_; }</text:span></text:p>
            <text:p text:style-name="P6"><text:span text:style-name="T6">};</text:span></text:p>
          </draw:text-box>
        </draw:frame>
        <draw:frame presentation:style-name="pr1" draw:text-style-name="P3" draw:layer="layout" svg:width="25.199cm" svg:height="3.256cm" svg:x="1.27cm" svg:y="16.51cm" presentation:class="title" presentation:user-transformed="true">
          <draw:text-box>
            <text:p text:style-name="P3"><text:span text:style-name="T2">Надежно ли скрыты приватные данные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1" draw:layer="layout" svg:width="25.199cm" svg:height="3.256cm" svg:x="1.4cm" svg:y="0.962cm" presentation:class="title">
          <draw:text-box>
            <text:p>Контрпример Саттера</text:p>
          </draw:text-box>
        </draw:frame>
        <draw:frame presentation:style-name="pr10" draw:text-style-name="P6" draw:layer="layout" svg:width="25.199cm" svg:height="9.081cm" svg:x="1.471cm" svg:y="5.933cm">
          <draw:text-box>
            <text:p text:style-name="P6"><text:span text:style-name="T6">namespace {</text:span></text:p>
            <text:p text:style-name="P6"><text:span text:style-name="T6"><text:s text:c="2"/></text:span><text:span text:style-name="T6">struct Y {};</text:span></text:p>
            <text:p text:style-name="P6"><text:span text:style-name="T6">}</text:span></text:p>
            <text:p text:style-name="P6"><text:span text:style-name="T6"/></text:p>
            <text:p text:style-name="P6"><text:span text:style-name="T6">template &lt;&gt;</text:span></text:p>
            <text:p text:style-name="P6"><text:span text:style-name="T6">void X::f (const Y&amp;) {</text:span></text:p>
            <text:p text:style-name="P6"><text:span text:style-name="T6"><text:s text:c="2"/></text:span><text:span text:style-name="T6">private_ = 2;</text:span></text:p>
            <text:p text:style-name="P6"><text:span text:style-name="T6">}</text:span></text:p>
          </draw:text-box>
        </draw:frame>
        <draw:frame presentation:style-name="pr1" draw:text-style-name="P3" draw:layer="layout" svg:width="25.199cm" svg:height="3.256cm" svg:x="1.27cm" svg:y="16.51cm" presentation:class="title" presentation:user-transformed="true">
          <draw:text-box>
            <text:p text:style-name="P3"><text:span text:style-name="T2">Не слишком надёжно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4" draw:text-style-name="P6" draw:layer="layout" svg:width="25.199cm" svg:height="13.609cm" svg:x="1.471cm" svg:y="3.81cm" presentation:class="subtitle" presentation:user-transformed="true">
          <draw:text-box>
            <text:p text:style-name="P11"><text:span text:style-name="T9">template &lt;typename T1, typename T2&gt; </text:span></text:p>
            <text:p text:style-name="P11"><text:span text:style-name="T9">class MyClass { </text:span></text:p>
            <text:p text:style-name="P11"><text:span text:style-name="T9"><text:s text:c="2"/></text:span><text:span text:style-name="T9">T1 a; </text:span></text:p>
            <text:p text:style-name="P11"><text:span text:style-name="T9"><text:s text:c="2"/></text:span><text:span text:style-name="T9">T2 b; </text:span></text:p>
            <text:p text:style-name="P11"><text:span text:style-name="T9">/* .... */</text:span></text:p>
            <text:p text:style-name="P11"><text:span text:style-name="T9">}; </text:span></text:p>
            <text:p text:style-name="P11"><text:span text:style-name="T9"/></text:p>
            <text:p text:style-name="P11"><text:span text:style-name="T9">template &lt;typename T1, typename T2&gt; </text:span></text:p>
            <text:p text:style-name="P11"><text:span text:style-name="T9">class MyClass : private T1, private T2 { </text:span></text:p>
            <text:p text:style-name="P11"><text:span text:style-name="T9">/* .... */</text:span></text:p>
            <text:p text:style-name="P11"><text:span text:style-name="T9">}; </text:span></text:p>
          </draw:text-box>
        </draw:frame>
        <draw:frame presentation:style-name="pr5" draw:text-style-name="P8" draw:layer="layout" svg:width="25.199cm" svg:height="2.54cm" svg:x="1.471cm" svg:y="0.635cm" presentation:class="title" presentation:user-transformed="true">
          <draw:text-box>
            <text:p text:style-name="P8"><text:span text:style-name="T10">Наследование или композиция?</text:span></text:p>
          </draw:text-box>
        </draw:frame>
        <draw:frame presentation:style-name="pr5" draw:text-style-name="P9" draw:layer="layout" svg:width="26.035cm" svg:height="2.54cm" svg:x="0.635cm" svg:y="16.51cm" presentation:class="title" presentation:user-transformed="true">
          <draw:text-box>
            <text:p text:style-name="P8"><text:span text:style-name="T11">Thought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4" draw:text-style-name="P6" draw:layer="layout" svg:width="25.199cm" svg:height="13.609cm" svg:x="1.471cm" svg:y="3.81cm" presentation:class="subtitle" presentation:user-transformed="true">
          <draw:text-box>
            <text:p text:style-name="P11"><text:span text:style-name="T9">template &lt;typename T1, typename T2&gt; </text:span></text:p>
            <text:p text:style-name="P11"><text:span text:style-name="T9">class MyClass { </text:span></text:p>
            <text:p text:style-name="P11"><text:span text:style-name="T9"><text:s text:c="2"/></text:span><text:span text:style-name="T9">T1 a; </text:span></text:p>
            <text:p text:style-name="P11"><text:span text:style-name="T9"><text:s text:c="2"/></text:span><text:span text:style-name="T9">T2 b; </text:span></text:p>
            <text:p text:style-name="P11"><text:span text:style-name="T9">/* .... */</text:span></text:p>
            <text:p text:style-name="P11"><text:span text:style-name="T9">}; </text:span></text:p>
            <text:p text:style-name="P11"><text:span text:style-name="T9"/></text:p>
            <text:p text:style-name="P11"><text:span text:style-name="T9">template &lt;typename T1, typename T2&gt; </text:span></text:p>
            <text:p text:style-name="P11"><text:span text:style-name="T9">class MyClass : private T1, private T2 { </text:span></text:p>
            <text:p text:style-name="P11"><text:span text:style-name="T9">/* .... */</text:span></text:p>
            <text:p text:style-name="P11"><text:span text:style-name="T9">}; </text:span></text:p>
          </draw:text-box>
        </draw:frame>
        <draw:frame presentation:style-name="pr5" draw:text-style-name="P8" draw:layer="layout" svg:width="25.199cm" svg:height="2.54cm" svg:x="1.471cm" svg:y="0.635cm" presentation:class="title" presentation:user-transformed="true">
          <draw:text-box>
            <text:p text:style-name="P8"><text:span text:style-name="T10">Наследование или композиция?</text:span></text:p>
          </draw:text-box>
        </draw:frame>
        <draw:frame presentation:style-name="pr5" draw:text-style-name="P9" draw:layer="layout" svg:width="26.035cm" svg:height="2.54cm" svg:x="0.635cm" svg:y="16.51cm" presentation:class="title" presentation:user-transformed="true">
          <draw:text-box>
            <text:p text:style-name="P8"><text:span text:style-name="T11">Hint: представьте, что T2 == i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4" draw:text-style-name="P6" draw:layer="layout" svg:width="25.199cm" svg:height="15.891cm" svg:x="1.471cm" svg:y="3.647cm" presentation:class="subtitle" presentation:user-transformed="true">
          <draw:text-box>
            <text:p text:style-name="P6"><text:span text:style-name="T6">struct NotVirtual {};</text:span></text:p>
            <text:p text:style-name="P6"><text:span text:style-name="T6">struct Virtual { <text:s/></text:span></text:p>
            <text:p text:style-name="P6"><text:span text:style-name="T6"><text:s text:c="2"/></text:span><text:span text:style-name="T6">virtual void foo();</text:span></text:p>
            <text:p text:style-name="P6"><text:span text:style-name="T6">}; </text:span></text:p>
            <text:p text:style-name="P6"><text:span text:style-name="T6"/></text:p>
            <text:p text:style-name="P6"><text:span text:style-name="T6">template &lt;typename VBase&gt; </text:span></text:p>
            <text:p text:style-name="P6"><text:span text:style-name="T6">struct Base : private VBase { </text:span></text:p>
            <text:p text:style-name="P6"><text:span text:style-name="T6"><text:s text:c="2"/></text:span><text:span text:style-name="T6">void foo();</text:span></text:p>
            <text:p text:style-name="P6"><text:span text:style-name="T6">};</text:span></text:p>
            <text:p text:style-name="P6"><text:span text:style-name="T6"/></text:p>
            <text:p text:style-name="P6"><text:span text:style-name="T6">template &lt;typename V&gt; </text:span></text:p>
            <text:p text:style-name="P6"><text:span text:style-name="T6">struct Derived : public </text:span><text:span text:style-name="T14">Base&lt;V&gt;</text:span><text:span text:style-name="T6"> { </text:span></text:p>
            <text:p text:style-name="P6"><text:span text:style-name="T6"><text:s text:c="2"/></text:span><text:span text:style-name="T6">void foo();</text:span></text:p>
            <text:p text:style-name="P6"><text:span text:style-name="T6">}; </text:span></text:p>
          </draw:text-box>
        </draw:frame>
        <draw:frame presentation:style-name="pr5" draw:text-style-name="P8" draw:layer="layout" svg:width="25.199cm" svg:height="2.54cm" svg:x="1.471cm" svg:y="0.635cm" presentation:class="title" presentation:user-transformed="true">
          <draw:text-box>
            <text:p text:style-name="P8"><text:span text:style-name="T10">Параметризация виртуальност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frame presentation:style-name="pr11" draw:text-style-name="P12" draw:layer="layout" svg:width="25.199cm" svg:height="11.722cm" svg:x="1.471cm" svg:y="4.788cm" presentation:class="subtitle" presentation:user-transformed="true">
          <draw:text-box>
            <text:p text:style-name="P12"><text:span text:style-name="T15">Base&lt;NotVirtual&gt; *p1 = new Derived &lt;NotVirtual&gt;; </text:span></text:p>
            <text:p text:style-name="P12"><text:span text:style-name="T15">p1-&gt;foo (); <text:s/>// calls </text:span><text:span text:style-name="T16">Base::foo()</text:span><text:span text:style-name="T15"> </text:span></text:p>
            <text:p text:style-name="P12"><text:span text:style-name="T15"/></text:p>
            <text:p text:style-name="P12"><text:span text:style-name="T15">Base&lt;Virtual&gt; *p2 = new Derived &lt;Virtual&gt;; </text:span></text:p>
            <text:p text:style-name="P12"><text:span text:style-name="T15">p2-&gt;foo (); <text:s/>// calls </text:span><text:span text:style-name="T16">Derived::foo() </text:span></text:p>
            <text:p text:style-name="P12"><text:span text:style-name="T15"/></text:p>
          </draw:text-box>
        </draw:frame>
        <draw:frame presentation:style-name="pr5" draw:text-style-name="P8" draw:layer="layout" svg:width="25.199cm" svg:height="2.54cm" svg:x="1.471cm" svg:y="0.635cm" presentation:class="title" presentation:user-transformed="true">
          <draw:text-box>
            <text:p text:style-name="P8"><text:span text:style-name="T10">Это выглядит как магия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frame presentation:style-name="pr11" draw:text-style-name="P14" draw:layer="layout" svg:width="25.199cm" svg:height="11.722cm" svg:x="1.471cm" svg:y="4.788cm" presentation:class="subtitle" presentation:user-transformed="true">
          <draw:text-box>
            <text:p text:style-name="P13"><text:span text:style-name="T17">Base&lt;NotVirtual&gt; *p1 = new Derived &lt;NotVirtual&gt;; </text:span></text:p>
            <text:p text:style-name="P13"><text:span text:style-name="T17">p1-&gt;foo (); <text:s/>// calls </text:span><text:span text:style-name="T18">Base::foo()</text:span><text:span text:style-name="T17"> </text:span></text:p>
            <text:p text:style-name="P13"><text:span text:style-name="T17"/></text:p>
            <text:p text:style-name="P13"><text:span text:style-name="T17">Base&lt;Virtual&gt; *p2 = new Derived &lt;Virtual&gt;; </text:span></text:p>
            <text:p text:style-name="P13"><text:span text:style-name="T17">p2-&gt;foo (); <text:s/>// calls </text:span><text:span text:style-name="T18">Derived::foo() </text:span></text:p>
            <text:p text:style-name="P13"><text:span text:style-name="T17"/></text:p>
          </draw:text-box>
        </draw:frame>
        <draw:frame presentation:style-name="pr5" draw:text-style-name="P8" draw:layer="layout" svg:width="25.199cm" svg:height="2.54cm" svg:x="1.471cm" svg:y="0.635cm" presentation:class="title" presentation:user-transformed="true">
          <draw:text-box>
            <text:p text:style-name="P8"><text:span text:style-name="T10">Это выглядит как магия</text:span></text:p>
          </draw:text-box>
        </draw:frame>
        <draw:frame presentation:style-name="pr5" draw:text-style-name="P9" draw:layer="layout" svg:width="26.035cm" svg:height="2.54cm" svg:x="0.636cm" svg:y="16.51cm" presentation:class="title" presentation:user-transformed="true">
          <draw:text-box>
            <text:p text:style-name="P8"><text:span text:style-name="T11">Но магия только начинается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frame presentation:style-name="pr11" draw:text-style-name="P6" draw:layer="layout" svg:width="25.199cm" svg:height="11.722cm" svg:x="1.471cm" svg:y="4.786cm" presentation:class="subtitle" presentation:user-transformed="true">
          <draw:text-box>
            <text:p text:style-name="P6"><text:span text:style-name="T6">template &lt;typename Child&gt;</text:span></text:p>
            <text:p text:style-name="P6"><text:span text:style-name="T6">struct Base {</text:span></text:p>
            <text:p text:style-name="P6"><text:span text:style-name="T6"><text:s text:c="2"/></text:span><text:span text:style-name="T6">void interface () {</text:span></text:p>
            <text:p text:style-name="P6"><text:span text:style-name="T6"><text:s text:c="4"/></text:span><text:span text:style-name="T14">static_cast&lt;Child*&gt;(this)-&gt;implementation ();</text:span></text:p>
            <text:p text:style-name="P6"><text:span text:style-name="T6"><text:s text:c="2"/></text:span><text:span text:style-name="T6">}</text:span></text:p>
            <text:p text:style-name="P6"><text:span text:style-name="T6">};</text:span></text:p>
            <text:p text:style-name="P6"><text:span text:style-name="T6"/></text:p>
            <text:p text:style-name="P6"><text:span text:style-name="T6">struct Derived : Base&lt;Derived&gt; {</text:span></text:p>
            <text:p text:style-name="P6"><text:span text:style-name="T6"><text:s text:c="2"/></text:span><text:span text:style-name="T6">void implementation ();</text:span></text:p>
            <text:p text:style-name="P6"><text:span text:style-name="T6">};</text:span></text:p>
          </draw:text-box>
        </draw:frame>
        <draw:frame presentation:style-name="pr5" draw:text-style-name="P8" draw:layer="layout" svg:width="25.199cm" svg:height="2.54cm" svg:x="1.471cm" svg:y="0.635cm" presentation:class="title" presentation:user-transformed="true">
          <draw:text-box>
            <text:p text:style-name="P8"><text:span text:style-name="T10">CRTP*</text:span></text:p>
          </draw:text-box>
        </draw:frame>
        <draw:frame presentation:style-name="pr12" draw:text-style-name="P15" draw:layer="layout" svg:width="25.199cm" svg:height="2.362cm" svg:x="0.635cm" svg:y="17.552cm" presentation:class="title" presentation:user-transformed="true">
          <draw:text-box>
            <text:p text:style-name="P15"><text:span text:style-name="T19">(*) curriously reccuring template parameter – удивительно рекурсивный шаблонный параметр – техника основанная на наследовании от класса, параметризованного наследником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frame presentation:style-name="pr1" draw:layer="layout" svg:width="25.199cm" svg:height="3.256cm" svg:x="1.27cm" svg:y="0.554cm" presentation:class="title" presentation:user-transformed="true">
          <draw:text-box>
            <text:p>И снова шаблоны членов</text:p>
          </draw:text-box>
        </draw:frame>
        <draw:frame presentation:style-name="pr8" draw:text-style-name="P6" draw:layer="layout" svg:width="25.199cm" svg:height="15.891cm" svg:x="1.471cm" svg:y="3.64cm" presentation:class="subtitle" presentation:user-transformed="true">
          <draw:text-box>
            <text:p text:style-name="P6"><text:span text:style-name="T6">template &lt;typename T1, typename T2&gt;</text:span></text:p>
            <text:p text:style-name="P6"><text:span text:style-name="T6">class A {</text:span></text:p>
            <text:p text:style-name="P6"><text:span text:style-name="T6">public:</text:span></text:p>
            <text:p text:style-name="P6"><text:span text:style-name="T6"><text:s text:c="2"/></text:span><text:span text:style-name="T6">void func(void);</text:span></text:p>
            <text:p text:style-name="P6"><text:span text:style-name="T6"><text:s text:c="2"/></text:span><text:span text:style-name="T6">/* .... */</text:span></text:p>
            <text:p text:style-name="P6"><text:span text:style-name="T6">};</text:span></text:p>
            <text:p text:style-name="P6"><text:span text:style-name="T6"/></text:p>
            <text:p text:style-name="P6"><text:span text:style-name="T6">A &lt;int, double&gt; a;</text:span></text:p>
            <text:p text:style-name="P6"><text:span text:style-name="T6">A &lt;float, double&gt; b;</text:span></text:p>
            <text:p text:style-name="P6"><text:span text:style-name="T6"/></text:p>
            <text:p text:style-name="P6"><text:span text:style-name="T6">a.func(); /* for int */</text:span></text:p>
            <text:p text:style-name="P6"><text:span text:style-name="T6">b.func(); /* forall */</text:span></text:p>
            <text:p text:style-name="P6"><text:span text:style-name="T6">a.bar(); /* forall */</text:span></text:p>
            <text:p text:style-name="P6"><text:span text:style-name="T6">b.bar(); /* forall *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2"><text:span text:style-name="T7">Шаблоны членов: решение через CRTP</text:span></text:p>
          </draw:text-box>
        </draw:frame>
        <draw:frame presentation:style-name="pr8" draw:text-style-name="P16" draw:layer="layout" svg:width="25.199cm" svg:height="16.529cm" svg:x="1.471cm" svg:y="3.874cm" presentation:class="subtitle" presentation:user-transformed="true">
          <draw:text-box>
            <text:p text:style-name="P16"><text:span text:style-name="T20">template &lt;typename S, typename T&gt;</text:span></text:p>
            <text:p text:style-name="P16"><text:span text:style-name="T20">struct Abase {</text:span></text:p>
            <text:p text:style-name="P16"><text:span text:style-name="T20"><text:s text:c="2"/></text:span><text:span text:style-name="T21">void func(void) {static_cast&lt;S*&gt;(this)-&gt;forall();}</text:span></text:p>
            <text:p text:style-name="P16"><text:span text:style-name="T20">};</text:span></text:p>
            <text:p text:style-name="P16"><text:span text:style-name="T20"/></text:p>
            <text:p text:style-name="P16"><text:span text:style-name="T20">template &lt;typename S&gt;</text:span></text:p>
            <text:p text:style-name="P16"><text:span text:style-name="T20">struct ABase &lt;S, int&gt; {</text:span></text:p>
            <text:p text:style-name="P16"><text:span text:style-name="T22"><text:s text:c="2"/></text:span><text:span text:style-name="T21">void func(void) {static_cast&lt;S*&gt;(this)-&gt;forint();}</text:span></text:p>
            <text:p text:style-name="P16"><text:span text:style-name="T20">};</text:span></text:p>
            <text:p text:style-name="P16"><text:span text:style-name="T20"/></text:p>
            <text:p text:style-name="P16"><text:span text:style-name="T20">template &lt;typename T1, typename T2&gt;</text:span></text:p>
            <text:p text:style-name="P16"><text:span text:style-name="T20">class A : public ABase &lt;A&lt;T1, T2&gt;, T1&gt; {</text:span></text:p>
            <text:p text:style-name="P16"><text:span text:style-name="T20"><text:s text:c="2"/></text:span><text:span text:style-name="T20">public:</text:span></text:p>
            <text:p text:style-name="P16"><text:span text:style-name="T20"><text:s text:c="4"/></text:span><text:span text:style-name="T20">void forall () { printf ("forall\n"); }</text:span></text:p>
            <text:p text:style-name="P16"><text:span text:style-name="T20"><text:s text:c="4"/></text:span><text:span text:style-name="T20">void forint () { printf ("forint\n"); }</text:span></text:p>
            <text:p text:style-name="P16"><text:span text:style-name="T20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6-02-18T15:06:45</meta:creation-date>
    <meta:editing-duration>PT02H54M30S</meta:editing-duration>
    <meta:editing-cycles>36</meta:editing-cycles>
    <dc:date>2016-02-18T18:01:00</dc:date>
    <meta:generator>OpenOffice.org/3.2$Unix OpenOffice.org_project/320m12$Build-9483</meta:generator>
    <meta:document-statistic meta:object-count="121"/>
  </office:meta>
</office:document-meta>
</file>